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lphabet:</text:p>
      <text:p text:style-name="Normal">a. Upper (A-Z) and lower case letters (a-z) of the English alphabet;</text:p>
      <text:p text:style-name="Normal">c. Decimal digits(0-9);</text:p>
      <text:p text:style-name="Normal"/>
      <text:p text:style-name="Normal">Lexic:</text:p>
      <text:p text:style-name="Normal">a.Special symbols:</text:p>
      <text:p text:style-name="Normal">-operator: plus, minus, smaller, bigger, equal, times, modulo, divide</text:p>
      <text:p text:style-name="Normal">-separator:[], ; , space</text:p>
      <text:p text:style-name="Normal">-reserved words: loop, do, for, while, if, go, close, print</text:p>
      <text:p text:style-name="Normal">b.Identifiers</text:p>
      <text:p text:style-name="Normal">-a sequence of letters and <text:s/>digits, such that the first character is a letter; the rule is:</text:p>
      <text:p text:style-name="Normal"><text:tab/>identifier ::= letter | letter{letter}{digit}</text:p>
      <text:p text:style-name="Normal"><text:tab/>letter ::= "A" | "B" | . ..| "Z"</text:p>
      <text:p text:style-name="Normal"><text:tab/>digit ::= "0" | "1" |...| "9"</text:p>
      <text:p text:style-name="Normal">c.Constants</text:p>
      <text:p text:style-name="Normal"><text:tab/>1.Integer:</text:p>
      <text:p text:style-name="Normal"><text:tab/><text:tab/>nconst:="+"n|"-"n|n</text:p>
      <text:p text:style-name="Normal"><text:s text:c="6"/><text:tab/><text:tab/>n:=digit{no}</text:p>
      <text:p text:style-name="Normal"><text:tab/>2.Character:</text:p>
      <text:p text:style-name="Normal"><text:tab/><text:tab/>character:='letter'|'digit'</text:p>
      <text:p text:style-name="Normal"><text:tab/>3.String:</text:p>
      <text:p text:style-name="Normal"><text:tab/><text:tab/>constchar:="string"</text:p>
      <text:p text:style-name="Normal"><text:tab/><text:tab/>string:=char{string}</text:p>
      <text:p text:style-name="Normal"><text:tab/><text:tab/>char:=letter|digit</text:p>
      <text:p text:style-name="Normal"/>
      <text:p text:style-name="Normal">Syntax:</text:p>
      <text:p text:style-name="Normal">program ::= "def" decllist ";"</text:p>
      <text:p text:style-name="Normal">decllist ::= declaration | declaration decllist</text:p>
      <text:p text:style-name="Normal">declaration ::= type IDENTIFIER</text:p>
      <text:soft-page-break/>
      <text:p text:style-name="Normal">type1 ::= "bool" | "char" | "int" | "float"</text:p>
      <text:p text:style-name="Normal">arraydecl ::= type IDENTIFIER "[" nr "]"</text:p>
      <text:p text:style-name="Normal">cmpdstmt ::= "go" stmtlist "close"</text:p>
      <text:p text:style-name="Normal">stmtlist ::= stmt | stmt stmtlist</text:p>
      <text:p text:style-name="Normal">stmt ::= simplstmt | structstmt</text:p>
      <text:p text:style-name="Normal">simplstmt ::= assignstmt | iostmt</text:p>
      <text:p text:style-name="Normal">assignstmt ::= IDENTIFIER "-&gt;" expression</text:p>
      <text:p text:style-name="Normal">expression ::= expression "plus" | minus | times | modulo | divide</text:p>
      <text:p text:style-name="Normal">iostmt ::= "read" | "print" <text:s/>IDENTIFIER<text:s/></text:p>
      <text:p text:style-name="Normal">structstmt ::= cmpdstmt | ifstmt | whilestmt | forstmt</text:p>
      <text:p text:style-name="Normal">ifstmt ::= "if" condition "go" stmt ["ELSE" stmt]</text:p>
      <text:p text:style-name="Normal">whilestmt ::= "while" condition "go" stmt</text:p>
      <text:p text:style-name="Normal">forstmt ::= "loop" assignstmt ";" codintion ";" ";" statement <text:s/></text:p>
      <text:p text:style-name="Normal">condition ::= expression RELATION expression</text:p>
      <text:p text:style-name="Normal">RELATION ::= "smaller" | "smallerequal" | "equal" | "greaterequal" | "greater"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Token</text:p>
      <text:p text:style-name="Normal">identifier ----- 0</text:p>
      <text:p text:style-name="Normal">const <text:s text:c="5"/>----- 1</text:p>
      <text:p text:style-name="Normal">( <text:s text:c="9"/>----- 3</text:p>
      <text:p text:style-name="Normal">) <text:s text:c="9"/>----- 4</text:p>
      <text:p text:style-name="Normal">{ <text:s text:c="9"/>----- 5</text:p>
      <text:p text:style-name="Normal">} <text:s text:c="9"/>----- 6</text:p>
      <text:p text:style-name="Normal">[ <text:s text:c="9"/>----- 7 <text:s text:c="3"/></text:p>
      <text:p text:style-name="Normal">] <text:s text:c="9"/>----- 8</text:p>
      <text:p text:style-name="Normal">~ <text:s text:c="9"/>----- 9</text:p>
      <text:p text:style-name="Normal">. <text:s text:c="9"/>----- 10</text:p>
      <text:p text:style-name="Normal">+ <text:s text:c="9"/>----- 11</text:p>
      <text:p text:style-name="Normal">- <text:s text:c="9"/>----- 12</text:p>
      <text:p text:style-name="Normal">* <text:s text:c="9"/>----- 13</text:p>
      <text:p text:style-name="Normal">/ <text:s text:c="9"/>----- 14</text:p>
      <text:p text:style-name="Normal">or <text:s text:c="8"/>----- 15</text:p>
      <text:p text:style-name="Normal">and <text:s text:c="7"/>----- 15</text:p>
      <text:p text:style-name="Normal">show <text:s text:c="6"/>----- 16</text:p>
      <text:p text:style-name="Normal">read <text:s text:c="6"/>----- 17</text:p>
      <text:p text:style-name="Normal">stop <text:s text:c="6"/>----- 18</text:p>
      <text:p text:style-name="Normal">if <text:s text:c="8"/>----- 19</text:p>
      <text:p text:style-name="Normal">elseif <text:s text:c="4"/>----- 20</text:p>
      <text:p text:style-name="Normal">while <text:s text:c="5"/>----- 21</text:p>
      <text:p text:style-name="Normal">for <text:s text:c="7"/>----- 22</text:p>
      <text:p text:style-name="Normal">var <text:s text:c="7"/>----- 23</text:p>
      <text:p text:style-name="Normal">integer <text:s text:c="3"/>----- 24</text:p>
      <text:p text:style-name="Normal">boolean <text:s text:c="3"/>----- 25</text:p>
      <text:p text:style-name="Normal">vector <text:s text:c="4"/>----- 26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gdan Galatus</meta:initial-creator>
    <dc:creator>Bogdan Galatus</dc:creator>
    <meta:creation-date>2020-11-06T07:26:00Z</meta:creation-date>
    <dc:date>2020-11-06T08:03:00Z</dc:date>
    <meta:print-date>2020-11-06T08:02:00Z</meta:print-date>
    <meta:template xlink:href="Normal.dotm" xlink:type="simple"/>
    <meta:editing-cycles>1</meta:editing-cycles>
    <meta:editing-duration>PT2220S</meta:editing-duration>
    <meta:document-statistic meta:page-count="4" meta:paragraph-count="4" meta:word-count="309" meta:character-count="2070" meta:row-count="14" meta:non-whitespace-character-count="1765"/>
  </office:meta>
</office:document-meta>
</file>